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7dbf" officeooo:paragraph-rsid="001d7dbf"/>
    </style:style>
    <style:style style:name="P2" style:family="paragraph" style:parent-style-name="Standard">
      <style:paragraph-properties fo:margin-top="0cm" fo:margin-bottom="0cm" loext:contextual-spacing="false" fo:line-height="138%" style:writing-mode="lr-tb"/>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25pt" fo:font-style="normal" style:text-underline-style="none" fo:font-weight="normal" officeooo:rsid="001d7dbf" officeooo:paragraph-rsid="001d7dbf" style:text-blinking="false" fo:background-color="transparent"/>
    </style:style>
    <style:style style:name="P6" style:family="paragraph" style:parent-style-name="Text_20_body">
      <style:paragraph-properties fo:margin-top="0cm" fo:margin-bottom="0cm" loext:contextual-spacing="false" fo:line-height="138%" style:writing-mode="lr-tb"/>
    </style:style>
    <style:style style:name="P7" style:family="paragraph" style:parent-style-name="Text_20_body">
      <style:paragraph-properties fo:margin-top="0cm" fo:margin-bottom="0cm" loext:contextual-spacing="false" fo:line-height="138%" fo:text-align="justify" style:justify-single-word="false" style:writing-mode="lr-tb"/>
    </style:style>
    <style:style style:name="P8" style:family="paragraph" style:parent-style-name="Text_20_body">
      <style:paragraph-properties fo:margin-top="0cm" fo:margin-bottom="0cm" loext:contextual-spacing="false" fo:line-height="138%" style:writing-mode="lr-tb"/>
      <style:text-properties officeooo:paragraph-rsid="001d8f89"/>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rsid="001d7dbf" officeooo:paragraph-rsid="001d7dbf"/>
    </style:style>
    <style:style style:name="T1" style:family="text">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loext:char-shading-value="0"/>
    </style:style>
    <style:style style:name="T2" style:family="text">
      <style:text-properties fo:font-variant="normal" fo:text-transform="none" fo:color="#282828" style:font-name="helvetica" fo:font-size="10.5pt" fo:letter-spacing="normal" fo:font-style="normal" fo:font-weight="normal"/>
    </style:style>
    <style:style style:name="T3"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71fd86ef-9aac-95fc-6e30-ae4572ddf66b"/><text:span text:style-name="T1">Tegoroczny Krakowski Ponymeet 12.2 okazał się sukcesem lokalnego fandomu. Został też odwiedzony przez kilka osób z redakcji. Niektóre zostały tam cały dzień, niektóre wpadły pod koniec, jeszcze inne wybyły w trakcie. Wszystkie jednak mogą bez problemu opisać wydarzenia ze zlotu i do tego właśnie zapraszamy w tym artykule!</text:span> </text:p>
      <text:p text:style-name="Standard"/>
      <text:p text:style-name="P1">aTOM</text:p>
      <text:p text:style-name="P1"><text:bookmark text:name="docs-internal-guid-ce36380b-9aad-15ec-3919-63e4e153ad23"/></text:p>
      <text:p text:style-name="P4">Kraków, sobota, dwudziesty pierwszy marca, pierwszy dzień wiosny. Po około 3 godzinach jazdy dotarłem na miejsce kolejnego spotkania fanów pastelowych kucy – Krakowski Ponymeet 12.2 (numeracja tych meetów dalej pozostaje dla mnie tajemnicą, prawdę mówiąc). Akredytacja przebiegła szybko i sprawnie, poza identem oraz „planem zajęć” otrzymałem także osobną kartkę z informacjami dla prelegentów – już za to należy się pierwsza pochwała dla organizatorów. Podobnież jak za zorganizowanie czasu dla  „grupy docelowej” MLP. Zazwyczaj na meetach biedne małe dziewczynki latają zagubione pośród bronych, a tutaj miały właściwie swoją własną salę (z literówką w nazwie, ale to szczegół ;)). Samo ustawienie sklepików czy ogólny rozkład sal także został dobrze przygotowany, tu i ówdzie ponaklejano drogowskazy, słowem – pod względem organizacyjnym był to chyba najlepszy meet, jaki kiedykolwiek odwiedziłem.</text:p>
      <text:p text:style-name="Text_20_body"/>
      <text:p text:style-name="P4">Po odnalezieniu kilku znajomych, udałem się wraz z nimi na panel Lemura o gnębiących fandom problemach. Prawdę mówiąc, nie za wiele z niego wyniosłem, gdyż nie jestem zbytnio w temacie „elit” i ich wzajemnych niesnasków, niemniej dyskusja była pełna śmiechu i mi się podobała. Następnie przyszła kolej na konkurs muzyczny, w którym nawet udało mi się zająć miejsce na podium (wiedziałem, że Evening Star mnie kiedyś uratuje). Nie mogę zbyt wiele niestety powiedzieć o spotkaniu z panem Klimkiem, gdyż w tym czasie, jak się nie mylę, próbowałem pojąć zasady karcianki MLP (bez efektów), ale wiele osób opisało owo spotkanie jako najlepszy punkt programu.</text:p>
      <text:p text:style-name="Text_20_body"/>
      <text:p text:style-name="P4">W tym miejscu pragnę też serdecznie podziękować wszystkim, którzy pojawili się na mojej prelekcji nt. nawiązań. Frekwencja przeszła moje oczekiwania, wykazaliście się niemałą wiedzą (praktycznie żadna z moich „zagadek” nie pozostała bez odpowiedzi) i bardzo przyjemnie się dyskutowało.</text:p>
      <text:p text:style-name="Text_20_body"/>
      <text:p text:style-name="P4">Ostatni punkt programu, czyli aukcja, to coś, co dla mnie jest zwykle jednym z najciekawszych momentów większości meetów i tym razem było podobnie. Jak zwykle bronies okazali się być właścicielami Elementów Hojności, licytując różnorakie fanty za niemałe kwoty. Hitem było pudełko od pizzy, stanowiące obligatoryjny przedmiot-niespodziankę, jaki musi się pojawić na każdej aukcji. Na samym końcu zaś zapowiedziano też kolejny My Little Konwent, który tym razem ma odbyć się w Żywcu.</text:p>
      <text:p text:style-name="Text_20_body"/>
      <text:p text:style-name="P4">Osobne podziękowania należą się Sz6stemu, który zapewnił nocleg przyjezdnym. Atmosfera była świetna, karcianki Spidiego genialne i mimo lekkiego tłoku nie zamieniłbym tego na żaden <text:soft-page-break/>apartament.</text:p>
      <text:p text:style-name="Text_20_body"/>
      <text:p text:style-name="P7"><text:span text:style-name="T1">Pierwszy dzień wiosny rzeczywiście zasłużył na swoje miano. Słońce śpiewało, ptaki świeciły, a bronies pokazali po raz kolejny, że chcą i potrafią organizować meety. Warto było przyjechać, warto było się nie wyspać, warto było prowadzić panel mimo bólu gardła. Kto nie był, niech żałuje.</text:span></text:p>
      <text:p text:style-name="P7"/>
      <text:p text:style-name="P9"><text:span text:style-name="T1">Cahan</text:span></text:p>
      <text:p text:style-name="P5"><text:bookmark text:name="docs-internal-guid-9ce463a5-9aad-d1b7-5622-45c7917d34e3"/>Ciężko wymyślić lepszą metodę na spędzanie pierwszego dnia wiosny niż bawienie się na Krakowskim Pony Meecie 12.2, który odbył się 21 marca 2015 roku w Krakowie. Zaznaczę na wstępie, że to moja pierwsza przygoda z krakowskim fandomem, a jednoznaczne określenie, czy jadę, czy też nie, zapadło w nocy przed meetem. W zasadzie to nie miałam z początku ochoty na wyjazd do obcego mi miasta, ale zostałam namówiona przez takich dwóch – pozdrawiam Requie i Ghatorra.</text:p>
      <text:p text:style-name="Text_20_body"/>
      <text:p text:style-name="P4">Na teren imprezy zawitałam około godziny dziesiątej i po szybkiej, w miarę bezproblemowej akredytacji zdarzyła mi się dość zabawna sytuacja. Mianowicie osoba odpowiedzialna za odprawę, widząc mój dowód osobisty, pytała się, jak mam na imię. W każdym razie – identyfikatory prezentowały się naprawdę fajnie, jeśli ktoś dokonał przedpłaty, to miał na nim zamówioną grafikę. Ja co prawda czegoś takiego nie zrobiłam, więc otrzymałam model tradycyjny z jedną z maskotek meeta (tą fioletową klaczą). Nie wiem, kto stworzył tego arta, ale należałoby go pochwalić, ponieważ prezentuje się on estetycznie i uroczo. Miłym zaskoczeniem była wydrukowana wersja planu imprezy, którą również dostawało się przy akredytacji. Dzięki niej nie było problemów z ogarnięciem, co gdzie jest, o której i kto coś prezentuje.</text:p>
      <text:p text:style-name="Text_20_body"/>
      <text:p text:style-name="P4">Jeśli chodzi o atrakcje, to ciężko się było na coś decydować, ponieważ za dużo fajnych rzeczy działo się naraz. Choć lepiej tak, niż w drugą stronę. Uczestnikom udostępniono wiele sal: Twilight, Celestii, Discorda, Cheerliee (dla najmłodszych uczestników meeta, co w sumie jest ciekawym, ale moim zdaniem dobrym rozwiązaniem) i bodajże Luny, ale nie jestem pewna. Zawitało też paru wystawców, ale nie przyglądałam się, co sprzedawali. W bufecie na dole można było coś sobie kupić i zjeść – jeśli się przyszło, zanim zapasy się wyczerpały, a tak zdarzyło się w naszym przypadku.</text:p>
      <text:p text:style-name="Text_20_body"/>
      <text:p text:style-name="P4">Pierwszym panelem, który odwiedziłam, była prelekcja Lemura o elicie i innych problemach fandomu. Niestety, spóźniłam się nieco, więc o elicie wiem tylko, że to Illuminati i zło, z którym walczy inne zło, zwane Rebelią. W każdym razie dowiedziałam się, że problemy fandomu to: elita, Rebelia, Kambodża, Tribrony oraz parę jednostek, których nie wymienię. W każdym razie – dyskusja się udała, ludzie (w tym ja) się uśmiali i generalnie nie ma na co narzekać.</text:p>
      <text:p text:style-name="Text_20_body"/>
      <text:p text:style-name="P4">Po krótkiej, a wręcz za krótkiej przerwie rozpoczął się kolejny panel – Fallout: Equestria. <text:soft-page-break/>Prelegent omawiał razem ze słuchaczami poszczególne postacie oraz istoty z uniwersum. Puścił też parę filmików, a także artów. Było naprawdę ciekawie i przyjemnie, nie ma się czego przyczepić.</text:p>
      <text:p text:style-name="Text_20_body"/>
      <text:p text:style-name="P4">Kolejnym punktem mojego programu było spotkanie z panem Mikołajem Klimkiem. Powiem szczerze, że polski dubbing mam głęboko gdzieś, ale jednak ciekawość przeważyła, szczególnie że lubię Sombrę. Wywiad niestety mnie nudził, raczej nie byłam targetem. Nie jestem fanką wywiadów jako takich, więc to nie jest tak, że kogoś obwiniam, absolutnie. Całość naprawdę przebiegała bez zarzutu.</text:p>
      <text:p text:style-name="Text_20_body"/>
      <text:p text:style-name="P4">I w zasadzie to by było na tyle, jeśli chodzi o planowe atrakcje. Przez moment gościłam na prelekcji aTOMa, która wypadła całkiem fajnie, ale potem udałam się w wielką podróż w poszukiwaniu żarcia. Przez nią ominęła mnie Mitologia Fandomu, na której bardzo chciałam być, ale ponieważ ten czas spędziłam bardzo przyjemnie, to nawet mi jakoś szczególnie nie szkoda. Wyprawa w poszukiwaniu pizzy była długa, epicka i w ogóle, ale to już materiał na inną opowieść…</text:p>
      <text:p text:style-name="Text_20_body"/>
      <text:p text:style-name="P7"><text:span text:style-name="T1">Generalnie było super, widziałam parę znajomych twarzy i sporo nieznajomych twarzy ludzi znanych mi dotąd jedynie z Internetu. Pogadałam z kilkoma osobami, z wieloma za krótko, głównie przez to, że cały czas było co robić. Organizacja na medal, miejsce też bardzo dobre. Do tego ta piękna pogoda. Ani trochę nie żałuję tego wyjazdu.</text:span></text:p>
      <text:p text:style-name="P7"/>
      <text:p text:style-name="P7"><text:span text:style-name="T2">KingofHills</text:span> </text:p>
      <text:p text:style-name="P4"><text:bookmark text:name="docs-internal-guid-fb9bd199-9ab0-0e27-23ef-d6d47f50fa5b"/>Szczerze? Meet dość kameralny w porównaniu do tych, na których byłem do tej pory – Wrocławskim, Śląskich, MLK. Ale z drugiej strony niczego więcej się nie spodziewałem – a wszystko, co ważne, się znalazło. Były stoiska z różnymi rzeczami (niestety portfel z Fallout Equestria poszedł już w ciągu pierwszych dziesięciu minut imprezy, a polowałem na niego z banknotem stuzłotowym – na początku zwyczajnie nie było jak rozmienić); była świetna organizacja – żadnych burd nie stwierdzono, a kolejka szła całkiem szybko; były panele, które – choć niektóre z obsuwą – wyszły świetnie. No i był wywiad, o którym powiem trochę więcej w dalszej części tekstu.</text:p>
      <text:p text:style-name="Text_20_body"/>
      <text:p text:style-name="P3">Przejdźmy najpierw do krótkich opisów tej garstki paneli, na których się zjawiłem. Prelekcja Lemura oscylowała wokół tematów ogólnofandomowych i generalnie wyszedł z tego festiwal śmiechów z wielu wstydliwych momentów (i nie tylko) polskich bronies. “Fallout OF Equestria” (będę o tym zawsze wspominał!) wypadł wręcz pięknie; nie obyło się bez szerokiej gamy spoilerów. Kalambury były śmieszne. Fandomowe mity to nie moja broszka, więc wyszedłem po pół godzinie, by zdążyć na aukcję.</text:p>
      <text:p text:style-name="Text_20_body"/>
      <text:p text:style-name="P3">Która, swoją drogą, również przebiegała sprawnie. Wprawdzie widownię czasami trzeba było <text:soft-page-break/>zachęcać do przebitek, ale koniec końców uzbierała się całkiem ładna sumka. Sam prawie dostałem książkowe wydanie Past Sins, ale niestety ktoś przebił mnie o tyle, że nie mogłem sobie pozwolić na taki wydatek. A szkoda. Poza tym pojawiły się absurdy (karton po pizzy sprzedany po prawie trzykrotnie większej cenie niż ręcznie robiony talerz?!), było śmiesznie i atmosfera była luźna.</text:p>
      <text:p text:style-name="Text_20_body"/>
      <text:p text:style-name="P3">Gwoździem programu był oczywiście wywiad z panem Klimkiem, aktorem głosowym króla Sombry. Tam przekonałem się, że jest to bardzo otwarty, przyjazny człowiek, który wyraźnie przybył na meeta, bo chciał, a nie dlatego “że wypada”. Konwersacja przebiegała sprawnie, aktor głosowy opisywał wiele aspektów swojej pracy, a także próbował podkładać głos pod Tireka (“Księżniczko Tłilajt! Masz coś, co należy do mnie!”).</text:p>
      <text:p text:style-name="Text_20_body"/>
      <text:p text:style-name="P6"><text:span text:style-name="T1">Jak oceniam meeta? Pozytywnie. Spełnił doskonale moje niewygórowane oczekiwania, a dodatkowo zaskarbił sobie brakiem jakichkolwiek problemów z organizacją i sprzętem. Pozdrawiam spotkania w Bytomiu.</text:span></text:p>
      <text:p text:style-name="P6"/>
      <text:p text:style-name="P2"><text:bookmark text:name="docs-internal-guid-ba3f9d63-9adb-9ab5-90b9-b07d462b86a7"/><text:span text:style-name="T1">SPIDIvonMARDER</text:span> </text:p>
      <text:p text:style-name="P3"><text:bookmark text:name="docs-internal-guid-ba3f9d63-9adb-e814-8823-d695dd177937"/>na samym meetcie byłem tylko przy okazji, gdyż tego samego dnia miałem zajęcia na UJ. Postanowiłem jednak skorzystać z możliwości odwiedzenia krakowskiego fandomu, więc dotarłem do szkoły jakoś po 15:00. Muszę przyznać, że Kraków jak mało który fandom świetnie sobie radzi i jego meety cały czas trzymają wysoki poziom. To bardzo cieszy, że w Polsce zachowało się parę pro fandomów.</text:p>
      <text:p text:style-name="Text_20_body"/>
      <text:p text:style-name="P8"><text:span text:style-name="T1">Porozmawiałem z wieloma znajomymi, w tym z panem Mikołajem Klimkiem i przyszedłem na fragment rewelacyjnej prelekcji Ganneta. Zaowocowała ona artykułem, który możecie przeczytać w tym numerze. Potem sam poprowadziłem wykład o mitach fandomu, bardzo chwalę audytorium, świetnie nam się polemizowało.</text:span></text:p>
      <text:p text:style-name="P8"/>
      <text:p text:style-name="P8"><text:span text:style-name="T1">Ostatecznie mialem okazję poznać nowe, urocze krakowskie organizatorki i nawiązać współpracę. Bardzo liczę, że będzie ona równie sympatyczna co Krakowski Ponymeet 12.2.</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ahoma1" svg:font-family="Tahoma"/>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2M</meta:editing-duration>
    <meta:editing-cycles>3</meta:editing-cycles>
    <meta:generator>LibreOffice/4.3.2.2$Windows_x86 LibreOffice_project/edfb5295ba211bd31ad47d0bad0118690f76407d</meta:generator>
    <dc:date>2015-04-09T03:07:36.187000000</dc:date>
    <meta:document-statistic meta:table-count="0" meta:image-count="0" meta:object-count="0" meta:page-count="4" meta:paragraph-count="27" meta:word-count="1476" meta:character-count="9977" meta:non-whitespace-character-count="8509"/>
    <meta:user-defined meta:name="Info 1"/>
    <meta:user-defined meta:name="Info 2"/>
    <meta:user-defined meta:name="Info 3"/>
    <meta:user-defined meta:name="Info 4"/>
  </office:meta>
</office:document-meta>
</file>